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item>
          <text:p text:style-name="P132">TODO: Benchmark for write throughput for direct vs. managed as RTT increases</text:p>
        </text:list-item>
      </text:list>
      <text:h text:style-name="Heading_20_2" text:outline-level="2"><text:bookmark-start text:name="transport"/>Transport<text:bookmark-end text:name="transport"/></text:h>
      <text:list text:style-name="L133">
        <text:list-item>
          <text:p text:style-name="P133">TODO: Benchmark for throughput for dudirekta vs. gRPC vs. fRPC with varying RTT (direct mount)</text:p>
        </text:list-item>
        <text:list-item>
          <text:p text:style-name="P133">TODO: Benchmark for throughput for dudirekta vs. gRPC vs. fRPC with varying RTT (managed mount)</text:p>
        </text:list-item>
      </text:list>
      <text:h text:style-name="Heading_20_2" text:outline-level="2"><text:bookmark-start text:name="chunking"/>Chunking<text:bookmark-end text:name="chunking"/></text:h>
      <text:list text:style-name="L134">
        <text:list-item>
          <text:p text:style-name="P134">TODO: Benchmark for local vs. remote chunking with varying RTT (direct mount only)</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05:10:36Z</meta:creation-date>
    <dc:date>2023-07-26T05:10:3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